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c2c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c2c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c2c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c2c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c2c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c2c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c2c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c2c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c2c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c2c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c2c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c2c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c2c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c2c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c2c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c2c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c2c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angel Del Valle Moreno Be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7114141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ia Eugenia  Bello Leonet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17045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4.9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3" meta:non-whitespace-character-count="1003"/>
    <meta:template xlink:type="simple" xlink:actuate="onRequest" xlink:title="Normal" xlink:href=""/>
  </office:meta>
</office:document-meta>
</file>